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ing" style:family="table">
      <style:table-properties style:width="6.694cm" table:align="left" style:may-break-between-rows="false"/>
    </style:style>
    <style:style style:name="Ring.A" style:family="table-column">
      <style:table-column-properties style:column-width="6.694cm"/>
    </style:style>
    <style:style style:name="Ring.A1" style:family="table-cell">
      <style:table-cell-properties fo:padding="0.097cm" fo:border="0.05pt solid #000000"/>
    </style:style>
    <style:style style:name="Ring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.487cm" table:align="left"/>
    </style:style>
    <style:style style:name="Table1.A" style:family="table-column">
      <style:table-column-properties style:column-width="2.487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.593cm" table:align="left"/>
    </style:style>
    <style:style style:name="Table2.A" style:family="table-column">
      <style:table-column-properties style:column-width="2.593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.487cm" table:align="left"/>
    </style:style>
    <style:style style:name="Table3.A" style:family="table-column">
      <style:table-column-properties style:column-width="2.487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.593cm" table:align="left"/>
    </style:style>
    <style:style style:name="Table4.A" style:family="table-column">
      <style:table-column-properties style:column-width="2.593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.699cm" table:align="left"/>
    </style:style>
    <style:style style:name="Table5.A" style:family="table-column">
      <style:table-column-properties style:column-width="2.699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.805cm" table:align="left"/>
    </style:style>
    <style:style style:name="Table6.A" style:family="table-column">
      <style:table-column-properties style:column-width="2.805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5.9cm" table:align="left"/>
    </style:style>
    <style:style style:name="Table7.A" style:family="table-column">
      <style:table-column-properties style:column-width="5.9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6.096cm"/>
    </style:style>
    <style:style style:name="Table8" style:family="table">
      <style:table-properties style:width="5.106cm" table:align="left"/>
    </style:style>
    <style:style style:name="Table8.A" style:family="table-column">
      <style:table-column-properties style:column-width="5.106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6.588cm" table:align="left"/>
    </style:style>
    <style:style style:name="Table9.A" style:family="table-column">
      <style:table-column-properties style:column-width="6.588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3" style:family="table-row">
      <style:table-row-properties style:min-row-height="0.831cm"/>
    </style:style>
    <style:style style:name="Table10" style:family="table">
      <style:table-properties style:width="6.006cm" table:align="left"/>
    </style:style>
    <style:style style:name="Table10.A" style:family="table-column">
      <style:table-column-properties style:column-width="6.006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6.006cm" table:align="left"/>
    </style:style>
    <style:style style:name="Table11.A" style:family="table-column">
      <style:table-column-properties style:column-width="6.006cm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5.689cm" table:align="left"/>
    </style:style>
    <style:style style:name="Table12.A" style:family="table-column">
      <style:table-column-properties style:column-width="5.689cm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fo:font-style="italic" fo:font-weight="bold" officeooo:rsid="001b0e48" officeooo:paragraph-rsid="001b0e48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officeooo:rsid="001b0e48" officeooo:paragraph-rsid="001b0e48"/>
    </style:style>
    <style:style style:name="P3" style:family="paragraph" style:parent-style-name="Table_20_Contents">
      <style:text-properties fo:font-style="italic" officeooo:rsid="001b0e48" officeooo:paragraph-rsid="001b0e48" style:font-style-asian="italic" style:font-style-complex="italic"/>
    </style:style>
    <style:style style:name="P4" style:family="paragraph" style:parent-style-name="Table_20_Contents">
      <style:text-properties fo:font-style="italic" fo:font-weight="bold" officeooo:rsid="001b0e48" officeooo:paragraph-rsid="001b0e48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font-weight="bold" officeooo:rsid="001b0e48" officeooo:paragraph-rsid="001b0e48" style:font-weight-asian="bold" style:font-weight-complex="bold"/>
    </style:style>
    <style:style style:name="P6" style:family="paragraph" style:parent-style-name="Table_20_Contents">
      <style:text-properties fo:font-weight="bold" officeooo:rsid="001b7498" officeooo:paragraph-rsid="001b7498" style:font-weight-asian="bold" style:font-weight-complex="bold"/>
    </style:style>
    <style:style style:name="P7" style:family="paragraph" style:parent-style-name="Table_20_Contents">
      <style:text-properties fo:font-weight="bold" officeooo:rsid="001bf30d" officeooo:paragraph-rsid="001bf30d" style:font-weight-asian="bold" style:font-weight-complex="bold"/>
    </style:style>
    <style:style style:name="P8" style:family="paragraph" style:parent-style-name="Table_20_Contents">
      <style:text-properties officeooo:rsid="001b7498" officeooo:paragraph-rsid="001b7498"/>
    </style:style>
    <style:style style:name="P9" style:family="paragraph" style:parent-style-name="Table_20_Contents">
      <style:text-properties style:text-underline-style="solid" style:text-underline-width="auto" style:text-underline-color="font-color"/>
    </style:style>
    <style:style style:name="P10" style:family="paragraph" style:parent-style-name="Table_20_Contents">
      <style:text-properties style:text-underline-style="solid" style:text-underline-width="auto" style:text-underline-color="font-color" officeooo:rsid="001b7498" officeooo:paragraph-rsid="001b7498"/>
    </style:style>
    <style:style style:name="P11" style:family="paragraph" style:parent-style-name="Table_20_Contents">
      <style:text-properties style:text-underline-style="solid" style:text-underline-width="auto" style:text-underline-color="font-color" officeooo:rsid="001bf30d" officeooo:paragraph-rsid="001bf30d"/>
    </style:style>
    <style:style style:name="P12" style:family="paragraph" style:parent-style-name="Table_20_Contents">
      <style:text-properties officeooo:rsid="001bf30d" officeooo:paragraph-rsid="001bf30d"/>
    </style:style>
    <style:style style:name="T1" style:family="text">
      <style:text-properties officeooo:rsid="001b0e48"/>
    </style:style>
    <style:style style:name="T2" style:family="text">
      <style:text-properties officeooo:rsid="001bf3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Ring" table:style-name="Ring">
        <table:table-column table:style-name="Ring.A"/>
        <table:table-header-rows>
          <table:table-row>
            <table:table-cell table:style-name="Ring.A1" office:value-type="string">
              <text:p text:style-name="P1"><text:span text:style-name="T2">Ri</text:span>ng</text:p>
            </table:table-cell>
          </table:table-row>
        </table:table-header-rows>
        <table:table-row>
          <table:table-cell table:style-name="Ring.A2" office:value-type="string">
            <text:p text:style-name="Table_20_Contents">- <text:span text:style-name="T1">description: String</text:span></text:p>
            <text:p text:style-name="Table_20_Contents">- <text:span text:style-name="T1">name: String</text:span></text:p>
            <text:p text:style-name="Table_20_Contents">- <text:span text:style-name="T1">durability: int</text:span></text:p>
            <text:p text:style-name="Table_20_Contents">- <text:span text:style-name="T1">isBroken: boolean</text:span></text:p>
          </table:table-cell>
        </table:table-row>
        <table:table-row>
          <table:table-cell table:style-name="Ring.A2" office:value-type="string">
            <text:p text:style-name="P2">+ Ring()</text:p>
            <text:p text:style-name="P2"># setStuff(n: String, d: String)</text:p>
            <text:p text:style-name="P2"># use()</text:p>
            <text:p text:style-name="P2">+ getBroken(): boolean</text:p>
            <text:p text:style-name="P3">+ Spell(self: Player, enemy: Person)</text:p>
            <text:p text:style-name="P2">+ getDescription(): String</text:p>
            <text:p text:style-name="P2">+ toString(): String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FireRing</text:p>
          </table:table-cell>
        </table:table-row>
        <table:table-row>
          <table:table-cell table:style-name="Table1.A2" office:value-type="string">
            <text:p text:style-name="P2">+FireRing()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BulkRing</text:p>
          </table:table-cell>
        </table:table-row>
        <table:table-row>
          <table:table-cell table:style-name="Table2.A2" office:value-type="string">
            <text:p text:style-name="P2">+ BulkRing()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HealRing</text:p>
          </table:table-cell>
        </table:table-row>
        <table:table-row>
          <table:table-cell table:style-name="Table3.A2" office:value-type="string">
            <text:p text:style-name="P2">+ HealRing()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5">ThiefRing</text:p>
          </table:table-cell>
        </table:table-row>
        <table:table-row>
          <table:table-cell table:style-name="Table4.A2" office:value-type="string">
            <text:p text:style-name="P2">+ ThiefRing()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P5">DeathRing</text:p>
          </table:table-cell>
        </table:table-row>
        <table:table-row>
          <table:table-cell table:style-name="Table5.A2" office:value-type="string">
            <text:p text:style-name="P2">+ DeathRing()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5">VampRing</text:p>
          </table:table-cell>
        </table:table-row>
        <table:table-row>
          <table:table-cell table:style-name="Table6.A2" office:value-type="string">
            <text:p text:style-name="P2">+ VampRing(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4">Person</text:p>
          </table:table-cell>
        </table:table-row>
        <table:table-row>
          <table:table-cell table:style-name="Table7.A2" office:value-type="string">
            <text:p text:style-name="P2"># health: int</text:p>
            <text:p text:style-name="P2"># max_health: int</text:p>
            <text:p text:style-name="P2"># strength: int</text:p>
            <text:p text:style-name="P2"># name: String</text:p>
            <text:p text:style-name="P2"># poisoned: boolean</text:p>
            <text:p text:style-name="P2"># isAlive: boolean</text:p>
          </table:table-cell>
        </table:table-row>
        <table:table-row table:style-name="Table7.3">
          <table:table-cell table:style-name="Table7.A2" office:value-type="string">
            <text:p text:style-name="P2">+ Person()</text:p>
            <text:p text:style-name="P2">+ getStrength(): int</text:p>
            <text:p text:style-name="P2">+ getMaxHealth(): int</text:p>
            <text:p text:style-name="P2">+ restore()</text:p>
            <text:p text:style-name="P2">+ trueHeal(d: int)</text:p>
            <text:p text:style-name="P2">+ harm(d: int)</text:p>
            <text:p text:style-name="P2">+ heal(d: int)</text:p>
            <text:p text:style-name="P2">+ getAlive(): boolean</text:p>
            <text:p text:style-name="P2">+ getHealth(): int</text:p>
            <text:p text:style-name="P3">+ updateField()</text:p>
            <text:p text:style-name="P3">+ updateCombat(other: Person)</text:p>
            <text:p text:style-name="P3">+ getBattleStatus(): String</text:p>
          </table:table-cell>
        </table:table-row>
      </table:table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P6">Player</text:p>
          </table:table-cell>
        </table:table-row>
        <table:table-row>
          <table:table-cell table:style-name="Table8.A2" office:value-type="string">
            <text:p text:style-name="P8">- exp: int</text:p>
            <text:p text:style-name="P8">- level: int</text:p>
            <text:p text:style-name="P8">- left_ring: Ring</text:p>
            <text:p text:style-name="P8">- right_ring: Ring</text:p>
            <text:p text:style-name="P8">- num_of_hp_pots: int</text:p>
            <text:p text:style-name="P8">- flee: boolean</text:p>
            <text:p text:style-name="P10">- <text:span text:style-name="T2">input: Scanner</text:span></text:p>
          </table:table-cell>
        </table:table-row>
        <table:table-row>
          <table:table-cell table:style-name="Table8.A2" office:value-type="string">
            <text:p text:style-name="P12">+ Player()</text:p>
            <text:p text:style-name="P12">+ findHealthPot()</text:p>
            <text:p text:style-name="P12">+ levelUp()</text:p>
            <text:p text:style-name="P12">+ findRing(r: Ring)</text:p>
            <text:p text:style-name="P12">+ giveExp(xp: int)</text:p>
            <text:p text:style-name="P12">+ getExp(): int</text:p>
            <text:p text:style-name="P12">+ getLevel(): int</text:p>
            <text:p text:style-name="P12">+ doFlee()</text:p>
            <text:p text:style-name="P12">+ getFlee(): boolean</text:p>
            <text:p text:style-name="P12">- distributeStats(points: int)</text:p>
          </table:table-cell>
        </table:table-row>
      </table:table>
      <text:p text:style-name="Standard"/>
      <text:p text:style-name="Standard"/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7">SimpleEnemy</text:p>
          </table:table-cell>
        </table:table-row>
        <table:table-row>
          <table:table-cell table:style-name="Table9.A2" office:value-type="string">
            <text:p text:style-name="P9">- <text:span text:style-name="T2">id: int</text:span></text:p>
          </table:table-cell>
        </table:table-row>
        <table:table-row table:style-name="Table9.3">
          <table:table-cell table:style-name="Table9.A2" office:value-type="string">
            <text:p text:style-name="P12">+ SimpleEnemy(hp: int, strength: int)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7">Room</text:p>
          </table:table-cell>
        </table:table-row>
        <table:table-row>
          <table:table-cell table:style-name="Table10.A2" office:value-type="string">
            <text:p text:style-name="Table_20_Contents">- <text:span text:style-name="T2">desc: String</text:span></text:p>
            <text:p text:style-name="Table_20_Contents">- <text:span text:style-name="T2">east: Room</text:span></text:p>
            <text:p text:style-name="Table_20_Contents">- <text:span text:style-name="T2">north: Room</text:span></text:p>
            <text:p text:style-name="Table_20_Contents">- <text:span text:style-name="T2">south: Room</text:span></text:p>
            <text:p text:style-name="Table_20_Contents">- <text:span text:style-name="T2">west: Room</text:span></text:p>
          </table:table-cell>
        </table:table-row>
        <table:table-row>
          <table:table-cell table:style-name="Table10.A2" office:value-type="string">
            <text:p text:style-name="P12">+ Room(d: String)</text:p>
            <text:p text:style-name="P12">+ getDesc(): String</text:p>
            <text:p text:style-name="P12">+ getRoomAtDir(d: int): Room</text:p>
            <text:p text:style-name="P12">+ setRoomAtDir(d: int, r: Room)</text:p>
            <text:p text:style-name="P12">+ getExits(): String</text:p>
            <text:p text:style-name="P12">+ toString(): String</text:p>
          </table:table-cell>
        </table:table-row>
      </table:table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">Dungeon</text:p>
          </table:table-cell>
        </table:table-row>
        <table:table-row>
          <table:table-cell table:style-name="Table11.A2" office:value-type="string">
            <text:p text:style-name="Table_20_Contents">- <text:span text:style-name="T2">rooms: Room[]</text:span></text:p>
            <text:p text:style-name="P9">- <text:span text:style-name="T2">rand_gen: Random</text:span></text:p>
          </table:table-cell>
        </table:table-row>
        <table:table-row>
          <table:table-cell table:style-name="Table11.A2" office:value-type="string">
            <text:p text:style-name="P12">+ Dungeon(num_of_rooms: int)</text:p>
            <text:p text:style-name="P12">+ getStartRoom(): Room</text:p>
            <text:p text:style-name="P12">- genColor(): String</text:p>
          </table:table-cell>
        </table:table-row>
      </table:table>
      <text:p text:style-name="Standard"/>
      <text:p text:style-name="Standard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">Game</text:p>
          </table:table-cell>
        </table:table-row>
        <table:table-row>
          <table:table-cell table:style-name="Table12.A2" office:value-type="string">
            <text:p text:style-name="P11">+ input: Scanner</text:p>
            <text:p text:style-name="P11">+ rand_gen: Random</text:p>
            <text:p text:style-name="P11">+ cur_room: Room</text:p>
            <text:p text:style-name="P11">+ prev_room: Room</text:p>
            <text:p text:style-name="P11">+ player: Player</text:p>
            <text:p text:style-name="P11">+ quit: Boolean</text:p>
          </table:table-cell>
        </table:table-row>
        <table:table-row>
          <table:table-cell table:style-name="Table12.A2" office:value-type="string">
            <text:p text:style-name="P11">+ main(argv: String[])</text:p>
            <text:p text:style-name="P11">+ getNewFloor()</text:p>
            <text:p text:style-name="P11">+ combatLoop(enemy: Person)</text:p>
            <text:p text:style-name="P11">+ exploreLoop()</text:p>
            <text:p text:style-name="P11">+ enterRoom()</text:p>
            <text:p text:style-name="P11">+ findItem()</text:p>
            <text:p text:style-name="P11">+ findEnemy(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5-12-06T18:56:30.820419997</meta:creation-date>
    <dc:date>2015-12-06T19:46:49.411087646</dc:date>
    <dc:creator>Andrew </dc:creator>
    <meta:editing-duration>PT15M37S</meta:editing-duration>
    <meta:editing-cycles>1</meta:editing-cycles>
    <meta:document-statistic meta:table-count="13" meta:image-count="0" meta:object-count="0" meta:page-count="3" meta:paragraph-count="96" meta:word-count="250" meta:character-count="1540" meta:non-whitespace-character-count="1386"/>
    <meta:generator>LibreOffice/4.2.8.2$Linux_x86 LibreOffice_project/420m0$Build-2</meta:generator>
  </office:meta>
</office:document-meta>
</file>